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1507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.A3" style:family="table-cell">
      <style:table-cell-properties fo:background-color="#666666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Arial" fo:font-size="10pt" style:font-size-asian="10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style:font-name="Arial" fo:font-size="10pt" style:font-size-asian="10pt"/>
    </style:style>
    <style:style style:name="T3" style:family="text">
      <style:text-properties style:font-name="Arial" fo:font-size="10pt" fo:font-weight="bold" style:font-size-asian="10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/></text:p>
      <text:p text:style-name="P1"/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2"><text:span text:style-name="T2">Name: Ryan Vanek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"><text:span text:style-name="T2">Group: Ninka/FOSSology (Hai Nguyen, Jordan Rauscher)</text:span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text:span text:style-name="T2">1) Explain how you were involved in the group. </text:span></text:p>
          </table:table-cell>
          <table:table-cell table:style-name="Table1.A1" office:value-type="string">
            <text:p text:style-name="P1">For this first initial milestone document, we all worked together to produce it.</text:p>
          </table:table-cell>
        </table:table-row>
        <table:table-row table:style-name="Table1.1">
          <table:table-cell table:style-name="Table1.A1" office:value-type="string">
            <text:p text:style-name="P2"><text:span text:style-name="T2">2) What did you specifically contribute to the group? Not, how did you help someone else. </text:span></text:p>
          </table:table-cell>
          <table:table-cell table:style-name="Table1.A1" office:value-type="string">
            <text:p text:style-name="P1">I set up the Github repository, installed Ninka and FOSSology to a Linux server, and created a perl program to scan archives for licenses with both Ninka and FOSSology.</text:p>
          </table:table-cell>
        </table:table-row>
        <table:table-row table:style-name="Table1.1">
          <table:table-cell table:style-name="Table1.A1" office:value-type="string">
            <text:p text:style-name="P2"><text:span text:style-name="T2">3) What would you like me to specifically grade </text:span><text:span text:style-name="T3">you</text:span><text:span text:style-name="T2"> on because you feel that it is most representative of </text:span><text:span text:style-name="T3">your</text:span><text:span text:style-name="T2"> work?</text:span></text:p>
          </table:table-cell>
          <table:table-cell table:style-name="Table1.A1" office:value-type="string">
            <text:p text:style-name="P1">The general quality of the first milestone document (we just sat down and wrote it together as a group) and the “scanarchive.pl” script in the repository.</text:p>
          </table:table-cell>
        </table:table-row>
        <table:table-row table:style-name="Table1.1">
          <table:table-cell table:style-name="Table1.A1" office:value-type="string">
            <text:p text:style-name="P2"><text:span text:style-name="T2">4) How did you coordinate your group activities between the various components? </text:span></text:p>
          </table:table-cell>
          <table:table-cell table:style-name="Table1.A1" office:value-type="string">
            <text:p text:style-name="P1">We meet every Friday to work on the project together (and via e-mail)</text:p>
          </table:table-cell>
        </table:table-row>
        <table:table-row table:style-name="Table1.1">
          <table:table-cell table:style-name="Table1.A1" office:value-type="string">
            <text:p text:style-name="P2"><text:span text:style-name="T2">5) What were your experiences and difficulties with this assignment? </text:span></text:p>
          </table:table-cell>
          <table:table-cell table:style-name="Table1.A1" office:value-type="string">
            <text:p text:style-name="P1">The most difficult part that I ran into was successfully installing and running our own instance of FOSSology. It took more work than I expected to get it up and running.</text:p>
            <text:p text:style-name="P1"/>
            <text:p text:style-name="P1">I think we are still a little unclear in what the final system will look like and how exactly it will function. Honestly, our milestone 1 document feels like it is very lacking in detail. For example, we mention a “web front end” for the system, but don't go into any detail about what it will look like or do.</text:p>
          </table:table-cell>
        </table:table-row>
        <table:table-row table:style-name="Table1.1">
          <table:table-cell table:style-name="Table1.A1" office:value-type="string">
            <text:p text:style-name="P2"><text:span text:style-name="T2">6) What are you going to do differently next assignment to overcome these difficulties? </text:span></text:p>
          </table:table-cell>
          <table:table-cell table:style-name="Table1.A1" office:value-type="string">
            <text:p text:style-name="P1">It will help to work through with the group exactly what the system will be doing. Right now, we really only have a general overview that doesn't go into many specifics. When we get to actually implementing it, the document should flesh out more.</text:p>
          </table:table-cell>
        </table:table-row>
        <table:table-row table:style-name="Table1.1">
          <table:table-cell table:style-name="Table1.A1" table:number-columns-spanned="2" office:value-type="string">
            <text:p text:style-name="P1"/>
            <text:p text:style-name="P2"><text:span text:style-name="T2">Signed Off By: Hai Nguyen, Jordan Rauscher</text:span></text:p>
          </table:table-cell>
          <table:covered-table-cell/>
        </table:table-row>
      </table:table>
      <text:p text:style-name="P1"/>
      <text:p text:style-name="P2"><text:span text:style-name="T2"/></text:p>
      <text:list xml:id="list3370768601" text:style-name="WWNum1">
        <text:list-header>
          <text:p text:style-name="P4"><text:span text:style-name="T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WenQuanYi Micro Hei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Germonprez</meta:initial-creator>
    <meta:editing-cycles>41</meta:editing-cycles>
    <meta:creation-date>2014-01-21T19:41:00</meta:creation-date>
    <dc:date>2014-02-05T13:08:25</dc:date>
    <meta:editing-duration>PT27M11S</meta:editing-duration>
    <meta:generator>LibreOffice/3.5$Linux_x86 LibreOffice_project/350m1$Build-2</meta:generator>
    <meta:document-statistic meta:table-count="1" meta:image-count="0" meta:object-count="0" meta:page-count="1" meta:paragraph-count="16" meta:word-count="315" meta:character-count="1797" meta:non-whitespace-character-count="14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